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31913744" text:id="ct319137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32910816" text:id="ct329108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2911184" text:id="ct329111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2911456" text:id="ct329114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2881392" text:id="ct328813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31913328" text:id="ct3191332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31913744"/><text:change-start text:change-id="ct32910816"/>Adopt<text:change-end text:change-id="ct32910816"/>ed<text:change-start text:change-id="ct32911184"/> as a <text:change-end text:change-id="ct32911184"/>NMRA <text:change-start text:change-id="ct32911456"/>Standard<text:change-end text:change-id="ct32911456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32881392"/><text:change-start text:change-id="ct31913328"/>Version History<text:change-end text:change-id="ct3191332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1:07.679349426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2.1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1:07.582331898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2" meta:non-whitespace-character-count="383"/>
  </office:meta>
</office:document-meta>
</file>